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style:font-name="Times New Roman" fo:font-size="14pt" style:font-size-asian="14pt" style:font-size-complex="14pt"/>
    </style:style>
    <style:style style:name="P2" style:family="paragraph" style:parent-style-name="Standard">
      <style:paragraph-properties fo:margin-top="0cm" fo:margin-bottom="0.353cm" loext:contextual-spacing="false" fo:line-height="115%" fo:orphans="0" fo:widows="0" fo:hyphenation-ladder-count="no-limit"/>
      <style:text-properties style:font-name="Times New Roman" fo:font-size="14pt" style:font-size-asian="14pt" style:font-size-complex="14pt" fo:hyphenate="false" fo:hyphenation-remain-char-count="2" fo:hyphenation-push-char-count="2" loext:hyphenation-no-caps="false"/>
    </style:style>
    <style:style style:name="P3" style:family="paragraph" style:parent-style-name="Standard">
      <style:paragraph-properties fo:margin-top="0cm" fo:margin-bottom="0.353cm" loext:contextual-spacing="false" fo:line-height="115%"/>
      <style:text-properties style:font-name="Times New Roman" fo:font-size="14pt" officeooo:rsid="0012b99c" officeooo:paragraph-rsid="0012b99c" style:font-size-asian="14pt" style:font-size-complex="14pt"/>
    </style:style>
    <style:style style:name="P4" style:family="paragraph" style:parent-style-name="Standard">
      <style:paragraph-properties fo:margin-top="0cm" fo:margin-bottom="0.353cm" loext:contextual-spacing="false" fo:line-height="115%" fo:orphans="0" fo:widows="0" fo:hyphenation-ladder-count="no-limit"/>
      <style:text-properties style:font-name="Times New Roman" fo:font-size="14pt" fo:font-weight="bold" officeooo:rsid="0012b99c" officeooo:paragraph-rsid="0012b99c" style:font-size-asian="14pt" style:font-weight-asian="bold" style:font-size-complex="14pt" style:font-weight-complex="bold" fo:hyphenate="false" fo:hyphenation-remain-char-count="2" fo:hyphenation-push-char-count="2" loext:hyphenation-no-caps="false"/>
    </style:style>
    <style:style style:name="P5" style:family="paragraph" style:parent-style-name="Standard" style:master-page-name="Standard">
      <style:paragraph-properties fo:margin-top="0cm" fo:margin-bottom="0.353cm" loext:contextual-spacing="false" fo:line-height="115%" style:page-number="auto"/>
      <style:text-properties style:font-name="Times New Roman" fo:font-size="20pt" style:text-underline-style="none" style:font-size-asian="20pt" style:font-size-complex="20pt"/>
    </style:style>
    <style:style style:name="T1" style:family="text">
      <style:text-properties style:font-name="Calibri" fo:font-size="20pt" style:text-underline-style="solid" style:text-underline-width="auto" style:text-underline-color="font-color" fo:font-weight="bold" style:font-size-asian="20pt" style:font-weight-asian="bold"/>
    </style:style>
    <style:style style:name="T2" style:family="text">
      <style:text-properties style:font-name="Calibri" fo:font-size="20pt" fo:font-weight="bold" style:font-size-asian="20pt" style:font-weight-asian="bold"/>
    </style:style>
    <style:style style:name="T3" style:family="text">
      <style:text-properties style:font-name="Calibri" fo:font-size="11pt" style:text-underline-style="none" fo:font-weight="normal" style:letter-kerning="true" style:font-size-asian="11pt" style:font-weight-asian="normal"/>
    </style:style>
    <style:style style:name="T4" style:family="text">
      <style:text-properties style:font-name="Calibri" fo:font-size="11pt" style:text-underline-style="none" fo:font-weight="normal" style:letter-kerning="false" style:font-size-asian="11pt" style:font-weight-asian="normal"/>
    </style:style>
    <style:style style:name="T5" style:family="text">
      <style:text-properties style:font-name="Calibri" fo:font-size="11pt" fo:language="en" fo:country="US" style:text-underline-style="none" fo:font-weight="normal" style:letter-kerning="false" style:font-size-asian="11pt" style:font-weight-asian="normal"/>
    </style:style>
    <style:style style:name="T6" style:family="text">
      <style:text-properties style:font-name="Calibri" fo:font-size="11pt" fo:language="en" fo:country="US" style:text-underline-style="none" fo:font-weight="bold" style:letter-kerning="false" style:font-size-asian="11pt" style:font-weight-asian="bold"/>
    </style:style>
    <style:style style:name="T7" style:family="text">
      <style:text-properties style:font-name="Calibri" fo:font-size="11pt" fo:language="ru" fo:country="RU" style:text-underline-style="none" fo:font-weight="normal" style:letter-kerning="false" style:font-size-asian="11pt" style:font-weight-asian="normal"/>
    </style:style>
    <style:style style:name="T8" style:family="text">
      <style:text-properties style:font-name="Calibri" fo:font-size="11pt" fo:language="ru" fo:country="RU" style:text-underline-style="none" fo:font-weight="bold" style:letter-kerning="false" style:font-size-asian="11pt" style:font-weight-asian="bold"/>
    </style:style>
    <style:style style:name="T9" style:family="text">
      <style:text-properties style:font-name="Calibri" fo:font-size="16pt" fo:language="ru" fo:country="RU" style:text-underline-style="none" fo:font-weight="bold" style:letter-kerning="false" style:font-size-asian="16pt" style:font-weight-asian="bold"/>
    </style:style>
    <style:style style:name="T10" style:family="text">
      <style:text-properties style:font-name="Calibri" fo:font-size="14pt" fo:language="ru" fo:country="RU" style:text-underline-style="none" fo:font-weight="bold" style:letter-kerning="false" style:font-size-asian="14pt" style:font-weight-asian="bold"/>
    </style:style>
    <style:style style:name="T11" style:family="text">
      <style:text-properties style:font-name="Calibri" fo:font-size="14pt" fo:language="en" fo:country="US" style:text-underline-style="none" fo:font-weight="bold" style:letter-kerning="false" style:font-size-asian="14pt" style:font-weight-asian="bold"/>
    </style:style>
    <style:style style:name="T12" style:family="text">
      <style:text-properties style:font-name="Calibri" fo:font-weight="bold" style:font-weight-asian="bold"/>
    </style:style>
    <style:style style:name="T13" style:family="text">
      <style:text-properties style:font-name="Calibri" style:text-underline-style="none" fo:font-weight="normal" style:letter-kerning="true" style:font-weight-asian="normal"/>
    </style:style>
    <style:style style:name="T14" style:family="text">
      <style:text-properties style:font-name="Calibri" style:text-underline-style="none" fo:font-weight="normal" style:letter-kerning="false" style:font-weight-asian="normal"/>
    </style:style>
    <style:style style:name="T15" style:family="text">
      <style:text-properties style:font-name="Calibri" fo:language="en" fo:country="US" style:text-underline-style="none" fo:font-weight="normal" style:letter-kerning="false" style:font-weight-asian="normal"/>
    </style:style>
    <style:style style:name="T16" style:family="text">
      <style:text-properties style:font-name="Calibri" fo:language="en" fo:country="US" style:text-underline-style="none" fo:font-weight="bold" style:letter-kerning="false" style:font-weight-asian="bold"/>
    </style:style>
    <style:style style:name="T17" style:family="text">
      <style:text-properties style:font-name="Calibri" fo:language="ru" fo:country="RU" style:text-underline-style="none" fo:font-weight="normal" style:letter-kerning="false" style:font-weight-asian="normal"/>
    </style:style>
    <style:style style:name="T18" style:family="text">
      <style:text-properties style:font-name="Calibri" fo:language="ru" fo:country="RU" style:text-underline-style="none" fo:font-weight="bold" style:letter-kerning="false" style:font-weight-asian="bold"/>
    </style:style>
    <style:style style:name="T19" style:family="text">
      <style:text-properties fo:language="ru" fo:country="RU"/>
    </style:style>
    <style:style style:name="T20" style:family="text">
      <style:text-properties fo:language="ru" fo:country="RU" style:text-underline-style="none" fo:font-weight="normal" style:letter-kerning="false" style:font-weight-asian="normal"/>
    </style:style>
    <style:style style:name="T21" style:family="text">
      <style:text-properties fo:language="ru" fo:country="RU" style:text-underline-style="none" fo:font-weight="normal" officeooo:rsid="0012b99c" style:letter-kerning="false" style:font-weight-asian="normal"/>
    </style:style>
    <style:style style:name="T22" style:family="text">
      <style:text-properties fo:language="ru" fo:country="RU" style:text-underline-style="none" fo:font-weight="bold" style:letter-kerning="false" style:font-weight-asian="bold"/>
    </style:style>
    <style:style style:name="T23" style:family="text">
      <style:text-properties fo:language="en" fo:country="US"/>
    </style:style>
    <style:style style:name="T24" style:family="text">
      <style:text-properties fo:language="en" fo:country="US" style:text-underline-style="none" fo:font-weight="normal" style:letter-kerning="false" style:font-weight-asian="normal"/>
    </style:style>
    <style:style style:name="T25" style:family="text">
      <style:text-properties fo:language="en" fo:country="US" style:text-underline-style="none" fo:font-weight="bold" style:letter-kerning="false" style:font-weight-asian="bold"/>
    </style:style>
    <style:style style:name="T26" style:family="text">
      <style:text-properties fo:font-weight="bold" style:font-weight-asian="bold"/>
    </style:style>
    <style:style style:name="T27" style:family="text">
      <style:text-properties style:text-underline-style="none" fo:font-weight="normal" style:letter-kerning="true" style:font-weight-asian="normal"/>
    </style:style>
    <style:style style:name="T28" style:family="text">
      <style:text-properties style:text-underline-style="none" fo:font-weight="normal" style:letter-kerning="false" style:font-weight-asian="normal"/>
    </style:style>
    <style:style style:name="T29" style:family="text">
      <style:text-properties style:text-underline-style="none" style:letter-kerning="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6">5. Бизнес-план.</text:span></text:p>
      <text:p text:style-name="P4"><text:span text:style-name="T29">О монетизации мобильных игр</text:span></text:p>
      <text:p text:style-name="P2"><text:span text:style-name="T27">Именно монетизация и наградила дурной славой мобильный рынок и его разработчиков.</text:span></text:p>
      <text:p text:style-name="P2"><text:span text:style-name="T27">Когда мы думаем о монетизации в мобильных играх, мы представляем себе внутриигровой магазин, в котором за свои кровные можно приобрести все, что душе угодно, от самых безобидных вещей до предметов, напрямую влияющих на игровой баланс.</text:span></text:p>
      <text:p text:style-name="P2"><text:span text:style-name="T28">Мобильный рынок — это массовость, наличие телефона практически у каждого. Это диктует нам, как разработчикам, модель монетизации. Если в PC-играх мы понимаем, что у нас аудитория, которая готова покупать, раз уж она уже вложилась в покупку консоли или видеокарты и обладает культурой платящих игроков, то на мобильном рынке она максимально широкая. С одной стороны — более старшая, с другой — более молодая. Все эти люди ничем не объединены, у них нет этой культуры и единственная работающая здесь модель — это free-to-play, когда люди платят за свои отдельные активности в игре. В результате получаем картину, что сама аудитория и сподвигла рынок к выбору модели монетизации.</text:span></text:p>
      <text:p text:style-name="P1"><text:span text:style-name="T28">Итак, монетизация в данном контексте — это совокупность элементов игры, ведущих к увеличению продолжительности игровой сессии, способствующих вовлеченности игрока и, таким образом, предоставляющих игроку возможность потратить деньги внутри игры. Долгосрочное вовлечение — необходимое условие монетизации мобильных игр.</text:span></text:p>
      <text:p text:style-name="P2"><text:span text:style-name="T28">В индустрии мобильных игр существует параметр удержания (retention) —</text:span><text:span text:style-name="T24"> </text:span><text:span text:style-name="T20">это то количество людей, которое остаётся в игре после скачивания, установки</text:span><text:span text:style-name="T24"> </text:span><text:span text:style-name="T20">и первого запуска на следующий день или через некоторое количество дней.</text:span><text:span text:style-name="T24"> </text:span><text:span text:style-name="T20">Базовые параметры для измерения — это удержание 1-го дня, удержание 7-го</text:span><text:span text:style-name="T24"> </text:span><text:span text:style-name="T20">дня и удержание 28-го дня. </text:span></text:p>
      <text:p text:style-name="P2"><text:span text:style-name="T20">Если большая часть пользователей перестает играть через неделю после прихода в приложение (игра надоела, или закончился контент), то говорить о </text:span><text:soft-page-break/><text:span text:style-name="T20">монетизации сложно.</text:span></text:p>
      <text:p text:style-name="P2"><text:span text:style-name="T20">Но как сделать так, чтобы пользователь продолжал играть спустя месяцы?</text:span></text:p>
      <text:p text:style-name="P2"><text:span text:style-name="T22">Модель цикла вовлечения пользователя в мобильной игре</text:span></text:p>
      <text:p text:style-name="P2"><text:span text:style-name="T20">Упрощенная модель жизненного цикла пользователя в мобильной игре.</text:span></text:p>
      <text:p text:style-name="P2"><text:span text:style-name="T24">1) </text:span><text:span text:style-name="T20">Сначала пользователь принимает решение о скачивании</text:span><text:span text:style-name="T24"> </text:span><text:span text:style-name="T20">в </text:span><text:span text:style-name="T24">Google Play/App store</text:span><text:span text:style-name="T20">. На это решение влияют скриншоты (сеттинг/визуальная привлекательность), отзывы, бренд, имя разработчика, рекомендации друзей.</text:span></text:p>
      <text:p text:style-name="P2"><text:span text:style-name="T24">2) </text:span><text:span text:style-name="T20">Далее пользователь начинает взаимодействовать с игрой. В первые часы/дни наиболее важными факторами для пользователя становятся геймплей и его подача. Именно они отвечают за формирование интереса пользователя в начальный период.</text:span></text:p>
      <text:p text:style-name="P2"><text:span text:style-name="T24">3) </text:span><text:span text:style-name="T20">Одним геймплеем удерживать игроков на протяжении нескольких месяцев невозможно</text:span><text:span text:style-name="T24">, </text:span><text:span text:style-name="T20">каким бы проработанным он ни был, он надоест. Поэтому в период первоначального вовлечения на уровне геймплея игра должна постепенно перевести игрока на уровень структуры игры, то есть поставить перед ним цель (а лучше сделать так, чтобы игрок сам ее себе поставил), а геймплей сделать средством достижения этой цели. Это не значит, что геймплей уже не важен, просто теперь игрок возвращается ради прогресса в игре.</text:span></text:p>
      <text:p text:style-name="P2"><text:span text:style-name="T24">4) </text:span><text:span text:style-name="T20">Дальше включаются соревновательные механики, которые могут поднять уровень мотивации игрока на еще более высокий уровень. Прогресс в игре становится средством, а целью, например, лидирующее место в топе игроков.</text:span></text:p>
      <text:p text:style-name="P1"><text:span text:style-name="T22">На чем мы планируем зарабатывать</text:span><text:span text:style-name="T25">?</text:span></text:p>
      <text:p text:style-name="P1"><text:span text:style-name="T20">Как уже было сказано выше, условно-бесплатная модель (</text:span><text:span text:style-name="T24">free-to-play) </text:span><text:span text:style-name="T20">подразумевает возможность скачать и играть бесплатно, но как же мы будем зарабатывать</text:span><text:span text:style-name="T24">?</text:span></text:p>
      <text:p text:style-name="P1"><text:span text:style-name="T22">1. Начнем с самого безобидного</text:span><text:span text:style-name="T25">: </text:span><text:span text:style-name="T22">торговля НЕ персональными данными.</text:span></text:p>
      <text:p text:style-name="P1"><text:span text:style-name="T20">Как правило у приложений, в том числе и игр, есть доступ к большому количеству данных. В идеале, у игрока должны спрашивать разрешение на </text:span><text:soft-page-break/><text:span text:style-name="T20">доступ к этим данным и не должны передавать личную информацию. </text:span></text:p>
      <text:p text:style-name="P1"><text:span text:style-name="T20">Данные о пользователях обычно нужны рекламодателям, телекоммуникационным компаниям, исследовательским институтам, маркетологам брендов и т.д. Что же это за данные</text:span><text:span text:style-name="T24">? </text:span><text:span text:style-name="T20">Версия ОС, размер экрана, тип</text:span><text:span text:style-name="T24">/</text:span><text:span text:style-name="T20">объем памяти, тип устройств и другая информация. </text:span></text:p>
      <text:p text:style-name="P1"><text:span text:style-name="T22">2. Внедрение концепции </text:span><text:span text:style-name="T25">"</text:span><text:span text:style-name="T22">боевого пропуска</text:span><text:span text:style-name="T25">"</text:span></text:p>
      <text:p text:style-name="P1"><text:span text:style-name="T20">Боевой пропуск (англ. Battle pass) — модель монетизации, предоставляющая дополнительный контент игры, как правило, через систему уровней, и награждающая игроков внутриигровыми предметами за игру и выполнение определённых испытаний. </text:span></text:p>
      <text:p text:style-name="P3"><text:span text:style-name="T20">Данная модель монетизации хоть появилось и недавно, но уже демонстрирует неплохие показатели и все чаще применяется в игровой индустрии.</text:span></text:p>
      <text:p text:style-name="P1"><text:span text:style-name="T20">Обычно данная система привяза</text:span><text:span text:style-name="T21">на</text:span><text:span text:style-name="T20"> к выполнению ежедневных заданий и, таким образом, поднятию уровней боевого пропуска и открытию соответствующих элементов кастомизации.</text:span><text:span text:style-name="T24"> </text:span><text:span text:style-name="T20">Данная модель эксплуатирует игроков, превращает игру в обязанность</text:span><text:span text:style-name="T24">.</text:span><text:span text:style-name="T20"> Выполнение задач боевого пропуска становится первостепенной целью игроков</text:span><text:span text:style-name="T24">.</text:span></text:p>
      <text:p text:style-name="P1"><text:span text:style-name="T20">Мы планируем ослабить данную систему. Во-первых, боевой пропуск превратится в отдельную полноценную систему прогресса, доступ к которой есть только у тех, кто его приобретет. Предполагаемый жизненный цикл боевого пропуска — 2 месяца, после чего награды сменятся и он вновь будет доступен для покупки. Во-вторых, ежедневные задания сменятся обычными. Тем самым, доступ ко всем наградам будет доступен на протяжении жизненного цикла боевого пропуска, но при этом дойти до самого высокого уровня в данной системе прогресса будет не так просто, что сделает ее актуальной на протяжении длительного времени.</text:span></text:p>
      <text:p text:style-name="P1"><text:span text:style-name="T22">4. Продажа предметов кастомизации, изменяющие внешний вид экипировки, крепости, способностей.</text:span></text:p>
      <text:p text:style-name="P1"><text:span text:style-name="T22">3. Набор</text:span><text:span text:style-name="T25"> </text:span><text:span text:style-name="T22">поддержки</text:span><text:span text:style-name="T25">/</text:span><text:span text:style-name="T22">подписка</text:span></text:p>
      <text:p text:style-name="P1"><text:soft-page-break/><text:span text:style-name="T20">У игроков будет возможность приобрести подписку на период в диапазоне от 1 до 12 месяцев. Включает в себя</text:span><text:span text:style-name="T24">:</text:span></text:p>
      <text:p text:style-name="P1"><text:span text:style-name="T20">1) Доступ к тестированию будущего контента (в зависимости от диапазона будет выдавать альфа-бета доступ).</text:span></text:p>
      <text:p text:style-name="P1"><text:span text:style-name="T20">2) Мгновенный доступ к предметам кастомизации во внутриигровом магазине на период подписки</text:span><text:span text:style-name="T24">.</text:span></text:p>
      <text:p text:style-name="P1"><text:span text:style-name="T20">3) Несколько эксклюзивных предметов кастомизации за первое оформление</text:span><text:span text:style-name="T24">.</text:span></text:p>
      <text:p text:style-name="P1"><text:span text:style-name="T22">Примечание</text:span><text:span text:style-name="T25">: </text:span><text:span text:style-name="T20">мы не планируем вводить случайные награды во всем, что касается монетизации проекта.</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09T05:15:32.351000000</dc:date>
    <meta:editing-duration>PT3M49S</meta:editing-duration>
    <meta:editing-cycles>1</meta:editing-cycles>
    <meta:document-statistic meta:table-count="0" meta:image-count="0" meta:object-count="0" meta:page-count="4" meta:paragraph-count="32" meta:word-count="783" meta:character-count="5773" meta:non-whitespace-character-count="5008"/>
    <meta:generator>LibreOffice/6.4.2.2$Windows_x86 LibreOffice_project/4e471d8c02c9c90f512f7f9ead8875b57fcb1ec3</meta:generator>
  </office:meta>
</office:document-meta>
</file>